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03081" officeooo:paragraph-rsid="00103081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3081" officeooo:paragraph-rsid="00103081" style:font-weight-asian="bold" style:font-weight-complex="bold"/>
    </style:style>
    <style:style style:name="P3" style:family="paragraph" style:parent-style-name="Standard">
      <style:text-properties style:font-name="Arial" fo:font-weight="bold" officeooo:rsid="00103081" officeooo:paragraph-rsid="00103081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 fo:font-weight="bold" officeooo:rsid="00148c5d" officeooo:paragraph-rsid="00148c5d" style:font-weight-asian="bold" style:font-weight-complex="bold"/>
    </style:style>
    <style:style style:name="P5" style:family="paragraph" style:parent-style-name="Standard">
      <style:text-properties style:font-name="Arial" fo:font-weight="bold" officeooo:rsid="001893f3" officeooo:paragraph-rsid="001893f3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Arial" fo:font-weight="bold" officeooo:rsid="0019b1b9" officeooo:paragraph-rsid="0019b1b9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1d51af" officeooo:paragraph-rsid="001d51a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103081" officeooo:paragraph-rsid="00103081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officeooo:rsid="00111b75" officeooo:paragraph-rsid="00111b75"/>
    </style:style>
    <style:style style:name="P10" style:family="paragraph" style:parent-style-name="Standard">
      <style:text-properties style:font-name="Arial" officeooo:rsid="00148c5d" officeooo:paragraph-rsid="00148c5d"/>
    </style:style>
    <style:style style:name="P11" style:family="paragraph" style:parent-style-name="Standard">
      <style:text-properties style:font-name="Arial" officeooo:rsid="00148c5d" officeooo:paragraph-rsid="001baebc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15pt" fo:font-weight="bold" officeooo:rsid="00148c5d" officeooo:paragraph-rsid="00148c5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Arial" fo:font-size="15pt" fo:font-weight="bold" officeooo:rsid="0019cf2f" officeooo:paragraph-rsid="0019cf2f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Arial" fo:font-weight="normal" officeooo:rsid="0019b1b9" officeooo:paragraph-rsid="0019b1b9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893f3" officeooo:paragraph-rsid="001893f3" style:font-weight-asian="normal" style:font-weight-complex="normal"/>
    </style:style>
    <style:style style:name="P16" style:family="paragraph" style:parent-style-name="Standard">
      <style:text-properties style:font-name="Arial" officeooo:paragraph-rsid="00148c5d"/>
    </style:style>
    <style:style style:name="P17" style:family="paragraph" style:parent-style-name="Standard">
      <style:text-properties style:font-name="Arial" officeooo:rsid="00160804" officeooo:paragraph-rsid="00160804"/>
    </style:style>
    <style:style style:name="P18" style:family="paragraph" style:parent-style-name="Standard">
      <style:text-properties style:font-name="Arial" officeooo:rsid="00160804" officeooo:paragraph-rsid="001baebc"/>
    </style:style>
    <style:style style:name="P19" style:family="paragraph" style:parent-style-name="Standard">
      <style:text-properties style:font-name="Arial" officeooo:rsid="00148c5d" officeooo:paragraph-rsid="00148c5d" fo:background-color="#ffff00"/>
    </style:style>
    <style:style style:name="P20" style:family="paragraph" style:parent-style-name="Standard">
      <style:text-properties style:font-name="Arial" officeooo:rsid="00148c5d" officeooo:paragraph-rsid="001baebc" fo:background-color="#ffff00"/>
    </style:style>
    <style:style style:name="P21" style:family="paragraph" style:parent-style-name="Standard">
      <style:text-properties style:font-name="Arial" officeooo:rsid="00160804" officeooo:paragraph-rsid="00160804" fo:background-color="#ffff00"/>
    </style:style>
    <style:style style:name="P22" style:family="paragraph" style:parent-style-name="Standard">
      <style:text-properties style:font-name="Arial" officeooo:rsid="00160804" officeooo:paragraph-rsid="001baebc" fo:background-color="#ffff00"/>
    </style:style>
    <style:style style:name="P23" style:family="paragraph" style:parent-style-name="Standard">
      <style:text-properties style:font-name="Arial" officeooo:rsid="001893f3" officeooo:paragraph-rsid="001893f3"/>
    </style:style>
    <style:style style:name="P24" style:family="paragraph" style:parent-style-name="Standard">
      <style:text-properties style:font-name="Arial" officeooo:rsid="0019b1b9" officeooo:paragraph-rsid="0019b1b9"/>
    </style:style>
    <style:style style:name="P25" style:family="paragraph" style:parent-style-name="Standard">
      <style:text-properties style:font-name="Arial" officeooo:rsid="0019cf2f" officeooo:paragraph-rsid="0019cf2f"/>
    </style:style>
    <style:style style:name="P26" style:family="paragraph" style:parent-style-name="Standard">
      <style:text-properties style:font-name="Arial" officeooo:rsid="001a0100" officeooo:paragraph-rsid="001a0100"/>
    </style:style>
    <style:style style:name="P27" style:family="paragraph" style:parent-style-name="Standard">
      <style:text-properties style:font-name="Arial" officeooo:paragraph-rsid="001baebc"/>
    </style:style>
    <style:style style:name="P28" style:family="paragraph" style:parent-style-name="Standard">
      <style:text-properties style:font-name="Arial" officeooo:rsid="001baebc" officeooo:paragraph-rsid="001baebc"/>
    </style:style>
    <style:style style:name="P29" style:family="paragraph" style:parent-style-name="Standard">
      <style:text-properties style:font-name="Arial" officeooo:rsid="001d51af" officeooo:paragraph-rsid="001d51af"/>
    </style:style>
    <style:style style:name="P30" style:family="paragraph" style:parent-style-name="Standard">
      <style:text-properties style:font-name="Arial" officeooo:rsid="001db3d6" officeooo:paragraph-rsid="001db3d6"/>
    </style:style>
    <style:style style:name="P31" style:family="paragraph" style:parent-style-name="Standard">
      <style:text-properties style:font-name="Arial" officeooo:rsid="00148c5d" officeooo:paragraph-rsid="00148c5d" fo:background-color="#ffff00"/>
    </style:style>
    <style:style style:name="P32" style:family="paragraph" style:parent-style-name="Standard">
      <style:text-properties style:font-name="Arial" officeooo:rsid="00148c5d" officeooo:paragraph-rsid="001baebc" fo:background-color="#ffff00"/>
    </style:style>
    <style:style style:name="P33" style:family="paragraph" style:parent-style-name="Standard">
      <style:text-properties style:font-name="Arial" officeooo:rsid="001f8bb0" officeooo:paragraph-rsid="001f8bb0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solid" draw:fill-color="#ffffff"/>
      <style:paragraph-properties fo:text-align="center" style:writing-mode="lr-tb"/>
    </style:style>
    <style:style style:name="P36" style:family="paragraph">
      <style:paragraph-properties fo:text-align="center" style:writing-mode="lr-tb"/>
      <style:text-properties fo:font-size="12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38" style:family="paragraph">
      <style:paragraph-properties fo:text-align="center"/>
    </style:style>
    <style:style style:name="T1" style:family="text">
      <style:text-properties officeooo:rsid="00148c5d"/>
    </style:style>
    <style:style style:name="T2" style:family="text">
      <style:text-properties fo:background-color="#e8f2a1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a0100"/>
    </style:style>
    <style:style style:name="T5" style:family="text">
      <style:text-properties officeooo:rsid="001baebc"/>
    </style:style>
    <style:style style:name="T6" style:family="text">
      <style:text-properties officeooo:rsid="001ce667"/>
    </style:style>
    <style:style style:name="T7" style:family="text">
      <style:text-properties officeooo:rsid="001db3d6"/>
    </style:style>
    <style:style style:name="T8" style:family="text">
      <style:text-properties style:font-name="Arial" fo:font-size="12pt" style:font-name-complex="Arial"/>
    </style:style>
    <style:style style:name="T9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5909in" fo:min-width="1.2799in" style:run-through="foreground"/>
      <style:paragraph-properties style:writing-mode="lr-tb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917in" fo:min-width="1.2807in" style:run-through="foreground"/>
      <style:paragraph-properties style:writing-mode="lr-tb"/>
    </style:style>
    <style:style style:name="gr4" style:family="graphic">
      <style:graphic-properties svg:stroke-color="#000000" draw:marker-end="Arrow" draw:marker-end-width="0.0693in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3 Spring CPSC 240</text:p>
      <text:p text:style-name="P2">Assignment 1 <text:s/>Hypotenuse</text:p>
      <text:p text:style-name="P1"/>
      <text:p text:style-name="P1"/>
      <text:p text:style-name="P3">Overview</text:p>
      <text:p text:style-name="P1"/>
      <text:p text:style-name="P1">Build a program in assembly language that will compute the length of the hypotenuse of a right triangle given the lengths of the two sides.</text:p>
      <text:p text:style-name="P1"/>
      <text:p text:style-name="P1"/>
      <text:p text:style-name="P1"/>
      <text:p text:style-name="P1"/>
      <text:p text:style-name="P12">Baseline required program</text:p>
      <text:p text:style-name="P3"/>
      <text:p text:style-name="P3"/>
      <text:p text:style-name="P3"/>
      <text:p text:style-name="P3"/>
      <text:p text:style-name="P3">Modular architecture</text:p>
      <text:p text:style-name="P1"/>
      <text:p text:style-name="P1"><draw:g text:anchor-type="paragraph" draw:z-index="0" draw:name="DrawObject1" draw:style-name="gr1"><draw:custom-shape draw:name="Shape 1" draw:style-name="gr2" draw:text-style-name="P35" svg:width="1.2803in" svg:height="0.5913in" svg:x="2.5866in" svg:y="0.1327in"><text:p text:style-name="P34">driver.cpp</text:p><draw:enhanced-geometry svg:viewBox="0 0 21600 21600" draw:type="rectangle" draw:enhanced-path="M 0 0 L 21600 0 21600 21600 0 21600 0 0 Z N"/></draw:custom-shape><draw:custom-shape draw:name="Shape 2" draw:style-name="gr2" draw:text-style-name="P37" svg:width="1.2803in" svg:height="0.5913in" svg:x="2.5874in" svg:y="1.3138in"><text:p text:style-name="P36"><text:span text:style-name="T8">pythagoras</text:span><text:span text:style-name="T9">.asm</text:span></text:p><draw:enhanced-geometry svg:viewBox="0 0 21600 21600" draw:type="rectangle" draw:enhanced-path="M 0 0 L 21600 0 21600 21600 0 21600 0 0 Z N"/></draw:custom-shape><draw:custom-shape draw:name="Shape 3" draw:style-name="gr3" draw:text-style-name="P37" svg:width="1.2807in" svg:height="0.5921in" svg:x="4.8512in" svg:y="0.0346in"><text:p text:style-name="P36"><text:span text:style-name="T9">r.sh</text:span></text:p><draw:enhanced-geometry svg:viewBox="0 0 21600 21600" draw:type="rectangle" draw:enhanced-path="M 0 0 L 21600 0 21600 21600 0 21600 0 0 Z N"/></draw:custom-shape><draw:line draw:name="Vertical line 1" draw:style-name="gr4" draw:text-style-name="P38" svg:x1="3.2764in" svg:y1="0.7236in" svg:x2="3.2764in" svg:y2="1.3138in"><text:p/></draw:lin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The arrow points to the module being called.</text:p>
      <text:p text:style-name="P9"/>
      <text:p text:style-name="P9">A module is a source file. <text:s text:c="2"/>The module may contain many functions. <text:s text:c="2"/>For this class will contain only one function.</text:p>
      <text:p text:style-name="P1"/>
      <text:p text:style-name="P9">r.sh is a bash file. <text:s text:c="2"/>The name could be anything. <text:s text:c="2"/>The name could be the single letter ‘r’ or it could be a long name “pythagorianassignment1”. <text:s text:c="3"/>The extension “sh” is symbolic for “shell”. <text:s/>Most programmers include the extension in order to better remember the language of the code inside that file.</text:p>
      <text:p text:style-name="P9"/>
      <text:p text:style-name="P10">The set of all three files is called “the program”. <text:s/>The correct terminology is that a program is a collection (set) of source files. <text:s text:c="2"/>A program is not a single file except in the trivial case were the set contains a single file.</text:p>
      <text:p text:style-name="P9"/>
      <text:p text:style-name="P33">This baseline program is worth 10 points.</text:p>
      <text:p text:style-name="P33"/>
      <text:p text:style-name="P33">(In future assignments the baseline program may be valued at a different number.)</text:p>
      <text:p text:style-name="P1"/>
      <text:p text:style-name="P4">User dialog</text:p>
      <text:p text:style-name="P10"/>
      <text:p text:style-name="P10"/>
      <text:p text:style-name="P19">Welcome to Pythagoras’ Math Lab programmed by Adele Reed</text:p>
      <text:p text:style-name="P19">Please contact me at <text:s/>adelereed@csu.fullerton.edu <text:s/>if you need assistance.</text:p>
      <text:p text:style-name="P16"/>
      <text:p text:style-name="P10"><text:span text:style-name="T2">Enter the length of the first side of the triangle:</text:span> <text:s text:c="2"/>12.75</text:p>
      <text:p text:style-name="P10"><text:span text:style-name="T2">Enter the length of the second side of the triangle:</text:span> <text:s text:c="2"/>8.2</text:p>
      <text:p text:style-name="P10"/>
      <text:p text:style-name="P10"><text:span text:style-name="T2">Thank you. <text:s/>You entered two sides:</text:span> <text:s text:c="2"/>12.75000000 <text:s/>and 8.20000000</text:p>
      <text:p text:style-name="P10"><text:span text:style-name="T2">The length of the hypotenuse is</text:span> <text:s/>15.63778114</text:p>
      <text:p text:style-name="P10"/>
      <text:p text:style-name="P21">The main file received this number: <text:span text:style-name="T1">15.63778114</text:span>8424, and will keep it for now.</text:p>
      <text:p text:style-name="P21">We hoped you enjoyed your right angles. <text:s/>Have a good day. <text:s/>A zero will be sent to your operating system.</text:p>
      <text:p text:style-name="P17"/>
      <text:p text:style-name="P17"/>
      <text:p text:style-name="P17">//End of user dialog.</text:p>
      <text:p text:style-name="P17"/>
      <text:p text:style-name="P17"/>
      <text:p text:style-name="P17"/>
      <text:p text:style-name="P17">Color codes</text:p>
      <text:p text:style-name="P17"><text:span text:style-name="T3">Yellow</text:span>: <text:s/>Output from module driver</text:p>
      <text:p text:style-name="P17"><text:span text:style-name="T2">Green</text:span>: <text:s/>Output from module pythagoras</text:p>
      <text:p text:style-name="P17">Black on white background: <text:s/>Input from keyboard.</text:p>
      <text:p text:style-name="P17"/>
      <text:p text:style-name="P17"/>
      <text:p text:style-name="P17">Standard of precision</text:p>
      <text:p text:style-name="P17">The pythagoras module outputs 6 decimal digits on the right of the point.</text:p>
      <text:p text:style-name="P17">The driver module outputs 12 decimal digits on the right of the point.</text:p>
      <text:p text:style-name="P17"/>
      <text:p text:style-name="P17"/>
      <text:p text:style-name="P28">Update programmer’s info</text:p>
      <text:p text:style-name="P28">Replace Adele’s name and address with your own name and email address</text:p>
      <text:p text:style-name="P17"/>
      <text:p text:style-name="P17">Be aware</text:p>
      <text:p text:style-name="P17">The value shown above for the hypotenuse is mathematically incorrect. <text:s/>The purpose of that number is to show you the position of the number relative to the other parts of the dialog.</text:p>
      <text:p text:style-name="P6">Prepare your source files for submission</text:p>
      <text:p text:style-name="P14"/>
      <text:p text:style-name="P14">Put an open source license into each submitted file.</text:p>
      <text:p text:style-name="P14"/>
      <text:p text:style-name="P14">Document the initial section of each file in the style shown in all the sample program posted at the class website.</text:p>
      <text:p text:style-name="P15"/>
      <text:p text:style-name="P14">Make sure the asm file exhibits a block structure in the text segment.</text:p>
      <text:p text:style-name="P15"/>
      <text:p text:style-name="P15"/>
      <text:p text:style-name="P15"/>
      <text:p text:style-name="P5">Submission of programs</text:p>
      <text:p text:style-name="P23"/>
      <text:p text:style-name="P23">At the time of this writing all the CS faculty are waiting to know if the higher administration has decided to allocate funds to hire graders to review your submitted programs. <text:s/>We all hope for a positive reply from the CSUF administration approving funds to graders. <text:s text:c="2"/>All of you enrolled in this class need the feedback telling you how you programming skills are developing. <text:s/>We simply have to wait for the response.</text:p>
      <text:p text:style-name="P23"/>
      <text:p text:style-name="P23"/>
      <text:p text:style-name="P24">Let’s assume the administration has approved the request for student graders.</text:p>
      <text:p text:style-name="P24"/>
      <text:p text:style-name="P24">The base line version of this program is worth 10 points. <text:s/>When your program is complete and you have tested it with many different inputs then send the set of three source files to the professor as three attachments to a single email message.</text:p>
      <text:p text:style-name="P24"/>
      <text:p text:style-name="P24"/>
      <text:p text:style-name="P25">What happens if the request for student graders is rejected? <text:s text:c="2"/>The course will continue. <text:s text:c="2"/>There will be <text:span text:style-name="T5">a total of 6</text:span> programming assignments this semester. <text:s/>There will be no feedback.</text:p>
      <text:p text:style-name="P25"/>
      <text:p text:style-name="P25">In all cases you should do the programming assignments because the midterm will be a test on the programming assignments of the first half of the semester. <text:s/>That midterm test is worth a hundred points. <text:s/>You should do the programs in order to have a chance to earn the hundred points of the midterm.</text:p>
      <text:p text:style-name="P13">Challenge Optional Program</text:p>
      <text:p text:style-name="P25"/>
      <text:p text:style-name="P25">The Challenge program is worth 14 points if you opt for it.</text:p>
      <text:p text:style-name="P25"/>
      <text:p text:style-name="P25">When you are reading this I assume that you have completed the baseline program. <text:s/>The challenge program does not count unless the base line program is working perfectly.</text:p>
      <text:p text:style-name="P25"/>
      <text:p text:style-name="P25"/>
      <text:p text:style-name="P25">We all know that the length of a side of a triangle cannot be a negative number. <text:s/><text:span text:style-name="T4">However, the baseline program does not take into account this fact. <text:s/>Upgrade the pythagoras.asm file to detect and reject negative inputs.</text:span></text:p>
      <text:p text:style-name="P25"/>
      <text:p text:style-name="P26">The user dialog looks like the following:</text:p>
      <text:p text:style-name="P26"/>
      <text:p text:style-name="P20">Welcome to Pythagoras’ Math Lab programmed by Adele Reed</text:p>
      <text:p text:style-name="P20">Please contact me at <text:s/>adelereed@csu.fullerton.edu <text:s/>if you need assistance.</text:p>
      <text:p text:style-name="P27"/>
      <text:p text:style-name="P11"><text:span text:style-name="T2">Enter the length of the first side of the triangle:</text:span> <text:s text:c="2"/>-1<text:span text:style-name="T5">0.0</text:span></text:p>
      <text:p text:style-name="P28"><text:span text:style-name="T2">Negative values not allowed. <text:s/>Try again:</text:span> <text:s text:c="7"/>-1.00</text:p>
      <text:p text:style-name="P28"><text:span text:style-name="T2">Negative values not allowed. <text:s/>Try again:</text:span> <text:s text:c="7"/>5.0</text:p>
      <text:p text:style-name="P11"><text:span text:style-name="T2">Enter the length of the second side of the triangle:</text:span> <text:s text:c="2"/>-8.2</text:p>
      <text:p text:style-name="P28"><text:span text:style-name="T2">Negative value not allowed. <text:s/>Try again:</text:span> <text:s text:c="9"/>3.5</text:p>
      <text:p text:style-name="P11"/>
      <text:p text:style-name="P11"><text:span text:style-name="T2">Thank you. <text:s/>You entered two sides:</text:span> <text:s text:c="2"/><text:span text:style-name="T5">5</text:span>.<text:span text:style-name="T5">00</text:span>000000 <text:s/>and <text:span text:style-name="T5">3</text:span>.<text:span text:style-name="T5">5</text:span>0000000</text:p>
      <text:p text:style-name="P11"><text:span text:style-name="T2">The length of the hypotenuse is</text:span> <text:s/><text:span text:style-name="T5">6</text:span>.63778114</text:p>
      <text:p text:style-name="P11"/>
      <text:p text:style-name="P22">The main file received this number: <text:span text:style-name="T5">6</text:span><text:span text:style-name="T1">.63778114</text:span>8424, and will keep it for now.</text:p>
      <text:p text:style-name="P22">We hoped you enjoyed your right angles. <text:s/>Have a good day. <text:s/>A zero will be sent to your operating system.</text:p>
      <text:p text:style-name="P18"/>
      <text:p text:style-name="P18"/>
      <text:p text:style-name="P18">//End of user dialog.</text:p>
      <text:p text:style-name="P18"/>
      <text:p text:style-name="P18"/>
      <text:p text:style-name="P28">Notice how negative inputs are rejected until the user enters a positive or zero number.</text:p>
      <text:p text:style-name="P28"/>
      <text:p text:style-name="P28"/>
      <text:p text:style-name="P28"/>
      <text:p text:style-name="P28"/>
      <text:p text:style-name="P28"/>
      <text:p text:style-name="P28">Last day to submit assignments for credit: <text:s/>February 6, 2023 <text:span text:style-name="T6">before 11:59pm.</text:span></text:p>
      <text:p text:style-name="P28"/>
      <text:p text:style-name="P29">Programs submitted on Feb 7 or later will not be reviewed.</text:p>
      <text:p text:style-name="P7">Commercial advertisement</text:p>
      <text:p text:style-name="P29"/>
      <text:p text:style-name="P29">If your personal computer has a full-feature word processor like “Word” then this is not for you. <text:s/>This document <text:span text:style-name="T7">that you are reading now</text:span> was created with Libre Office Writer, a full-featured word processor produced in Europe. <text:s text:c="2"/>Libre Office is available as a free-of-charge download from <text:span text:style-name="T3">https://www.libreoffice.org/</text:span> <text:s/><text:span text:style-name="T7">There are versions available for Mac, Windows, and Linux.</text:span></text:p>
      <text:p text:style-name="P29"/>
      <text:p text:style-name="P30">But, someone will say I spent extra money to get Microsoft Word on my computer. <text:s/>Simply open this file you’re reading now in Word and see what Word does to colors shown on previous pages.</text:p>
      <text:p text:style-name="P30"/>
      <text:p text:style-name="P30">Someone will say that he or she uses Google Docs for editing. <text:s/>Yes, Docs is a great tool and it shows the colors correctly, but try to use Docs when you are not network connected.</text:p>
      <text:p text:style-name="P30"/>
      <text:p text:style-name="P30">Now you kno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6" meta:paragraph-count="68" meta:word-count="1006" meta:character-count="5944" meta:non-whitespace-character-count="4912"/>
  </office:meta>
</office:document-meta>
</file>